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Part XV</text:p>
      <text:p text:style-name="P1">Into the Furnace</text:p>
      <text:p text:style-name="P2"><text:tab/>“Do you think you can pull operation Back-Splash Maneuver - 2<text:span text:style-name="T1">nd</text:span> offensive; how so, why this time it has a shot over our failure 14 years ago?” Brigadier General Kyle Bennett Browning asked Commodore Kane Mason. They were at the same debriefing room Kane Mason and Teron Jaxx occupied a week ago, post debrief.</text:p>
      <text:p text:style-name="P2"><text:tab/>“This time, knowing why our nuclear subs failed, we will use Rail-Gun equipped hover-crafts, they will touch the heavy water surface momentarily, but will not submerge.”</text:p>
      <text:p text:style-name="P2"><text:tab/>“Yes the subs did submerge 15-20 meters before the pressure took them by surprise.”</text:p>
      <text:p text:style-name="P2"><text:tab/>“Furthermore, intelligence gathered by an atmospheric probe our spy satellites launched into Kerrahh Prime, provided that the lake to the north west of the capital city has normal water.”</text:p>
      <text:p text:style-name="P2"><text:tab/>“It doesn't matter now that you took the nuclear subs out of the equation and replaced them with your infamous hover crafts.” He took a cigar from a pocket in his jacket and played with the lighter, but did not find the time to actually lit it up.</text:p>
      <text:p text:style-name="P2"><text:tab/>“No, but it does, that would be a perfect point for a supply depot, once we have conquered their main base there.” The Commodore opened a holo-map projector and marked the spot.</text:p>
      <text:p text:style-name="P2"><text:tab/>“Don't jump ahead, this will look like an act of desperation from our side, don't you agree?”</text:p>
      <text:p text:style-name="P2"><text:tab/>“Not quite, those bastards nuke this facility at least once per week. Our energy shield can sustain 36 nukes per setting, yet they have never used over 18 warheads, what does it tell you?”</text:p>
      <text:p text:style-name="P2"><text:tab/>"It would seem as if they're either toying with us, or test our stamina, or rather they try to wear us down.” Again litting the lighter but not the cigar.</text:p>
      <text:p text:style-name="P2"><text:tab/>“Could be, but I'm defending this outpost for nearly 20 years without too much unrecoverable casualties, but still I had enough, it's time we get back at them and ruin them once and for all.”</text:p>
      <text:p text:style-name="P2"><text:tab/>“Let's test your plan in a strategical point of view, the tactical level is completely yours.”</text:p>
      <text:p text:style-name="P2"><text:tab/>“Fine. Just like before we'll utilize seven mother ships and 490,000 F-512-XAs plus seven <text:soft-page-break/>hover crafts equipped with Rail-Guns to fire nuclear projectiles.”</text:p>
      <text:p text:style-name="P2"><text:tab/>“Metal Gear stealth weapons?”</text:p>
      <text:p text:style-name="P2"><text:tab/>“Exactly. My outpost will have an additional squadron of 10,000 F-512-XAs and another reservoir squadron of the same magnitude to watch over the base.”</text:p>
      <text:p text:style-name="P2"><text:tab/>“What about Terra-forces?”</text:p>
      <text:p text:style-name="P2"><text:tab/>“Oh yes, earth bound include 69,995 mechwarriors.”</text:p>
      <text:p text:style-name="P2"><text:tab/>“I take it you lost five.”</text:p>
      <text:p text:style-name="P2"><text:tab/>“They're reported MIA since eight years ago.”</text:p>
      <text:p text:style-name="P2"><text:tab/>“How about artillery?”</text:p>
      <text:p text:style-name="P2"><text:tab/>“Twenty eight thousand Warthog Howitzers, 320 mm shells.”</text:p>
      <text:p text:style-name="P2"><text:tab/>“Anti artillery?”</text:p>
      <text:p text:style-name="P2"><text:tab/>“Four thousand and nine hundred Multiple Launcher Rocket System, cluster bomb grenades, armour piercing fragmentation type.”</text:p>
      <text:p text:style-name="P2"><text:tab/>“You thought about everything?” Again with the lighter.</text:p>
      <text:p text:style-name="P2"><text:tab/>“Yes, even refuel and reload vessels, some old tanks with retroactive plating I saved as souvenirs for twenty years since they were decommissioned of active service.”</text:p>
      <text:p text:style-name="P2"><text:tab/>“Not the ones we hand out to graduate cadets, fresh from the bean-stock academy?”</text:p>
      <text:p text:style-name="P2"><text:tab/>“The very ones.” The Commodore seemed somewhat enraged with enthusiasm.</text:p>
      <text:p text:style-name="P2"><text:tab/>“How about air to ground support?”</text:p>
      <text:p text:style-name="P2"><text:tab/>“I got seven commando units that can be lowered using drop-ships and retrieved on either drop-ships or helicopters.”</text:p>
      <text:p text:style-name="P2"><text:tab/>“Where did you find those divers?” On the other hand the Brigadier General finally lit up the‏ cigar.</text:p>
      <text:p text:style-name="P2"><text:tab/>“Clan members.”</text:p>
      <text:p text:style-name="P2"><text:tab/>“Do you mean the rumours were true about collaboration between Kalistor and the confederacy?”</text:p>
      <text:p text:style-name="P2"><text:soft-page-break/><text:tab/>“Whom do you think funded this preparation?”</text:p>
      <text:p text:style-name="P2"><text:tab/>“Are you personally involved with this sick-fuck psycho-maniac? I thought you don't believe in all this Hell-Believers clans...”</text:p>
      <text:p text:style-name="P2"><text:tab/>“For him, as much as he cares about, I'm a hell believer to the point I'll freeze hell and defrost it for him on thanks giving Christmas or whenever this holiday was celebrated...”</text:p>
      <text:p text:style-name="P2"><text:tab/>“We were wondering at the brass who was co-operating with the bastard, who would imagine of all the high ranking officers it would be you, Commodore...”</text:p>
      <text:p text:style-name="P2"><text:tab/>“It changes nothing.”</text:p>
      <text:p text:style-name="P2"><text:tab/>“It changes everything.” He put out the cigar, but for a lack of an ashtray he used the holo-map projector cone, disrupting the laser array altogether, resulting in a somewhat jumpy holo-map.</text:p>
      <text:p text:style-name="P2"><text:tab/>“So what is your answer?”</text:p>
      <text:p text:style-name="P2"><text:tab/>“I'll get back to you on this matter within a week.”</text:p>
      <text:p text:style-name="P2"><text:tab/>“What's the default action if you haven't given me an answer within a week's time?”</text:p>
      <text:p text:style-name="P2"><text:tab/>“Abort unless confirmation is granted, but if you could amass all the necessary forces by yourself, you may act on your own.”</text:p>
      <text:p text:style-name="P2"><text:tab/>“Using worm-hole Reavers generators they could be here in two hours time.”</text:p>
      <text:p text:style-name="P2"><text:tab/>“Again your career is on the line, proceed as you see fit, and good luck to us all.”</text:p>
      <text:p text:style-name="P2"><text:tab/>The Brigadier General had left the room, while Teron Jaxx and a red Psyion looking priest entered the chamber. “The prototype Bomber B-768 is ready to its first dip into the fire.”</text:p>
      <text:p text:style-name="P2"><text:tab/>“Thank you Kalistor, or should I call you Mr. Ravenloft?” The Commodore asked in a casual manner.</text:p>
      <text:p text:style-name="P2"><text:tab/>“If the Generien could care less, I would be worrying myself.” He almost smiled to a degree.</text:p>
      <text:p text:style-name="P2"><text:tab/>“That's not entirely t...” Kane Mason used a secret signal to <text:s/>Lt. Commander Jaxx to leave them alone.</text:p>
      <text:p text:style-name="P2"><text:tab/>“Quite a reputation, you managed to gather around you, Commodore...” He said in malice.</text:p>
      <text:p text:style-name="P2"><text:tab/>“What do you mean, Kalistor?”</text:p>
      <text:p text:style-name="P2"><text:soft-page-break/><text:tab/>“The guys think you're a rapist of the courier girls, while we both knows who's the actual perpetrator of that crime.” He said snydly and was appearing to be pretty pleased with himselfas he sat down and held one knee embraced over the other.</text:p>
      <text:p text:style-name="P2"><text:tab/>“I'm an accomplice just by knowing this, don't expect much aside from your payment and the alloted installation of yours inside my colony.”</text:p>
      <text:p text:style-name="P2"><text:tab/>“I want that Ophelia of yours, for a while...” He played with his fingers absent-mindedly.</text:p>
      <text:p text:style-name="P2"><text:tab/>“Never, there's got to be a red line somewhere and there is where I draw it.” The Commodore said most defia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meta:initial-creator>
    <meta:creation-date>2009-01-18T13:49:08.01</meta:creation-date>
    <dc:date>2010-07-07T16:36:38.95</dc:date>
    <dc:creator>OoZooL Obliterator666</dc:creator>
    <meta:editing-duration>PT24H27M43S</meta:editing-duration>
    <meta:editing-cycles>6</meta:editing-cycles>
    <meta:generator>OpenOffice.org/3.2$Win32 OpenOffice.org_project/320m12$Build-9483</meta:generator>
    <meta:printed-by>OoZooL Obliterator</meta:printed-by>
    <meta:print-date>2009-01-18T14:59:19.28</meta:print-date>
    <meta:document-statistic meta:table-count="0" meta:image-count="0" meta:object-count="0" meta:page-count="4" meta:paragraph-count="55" meta:word-count="1023" meta:character-count="5758"/>
    <meta:user-defined meta:name="Info 1"/>
    <meta:user-defined meta:name="Info 2"/>
    <meta:user-defined meta:name="Info 3"/>
    <meta:user-defined meta:name="Info 4"/>
  </office:meta>
</office:document-meta>
</file>